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0bfe5" officeooo:paragraph-rsid="0000bfe5"/>
    </style:style>
    <style:style style:name="P2" style:family="paragraph" style:parent-style-name="Standard">
      <style:text-properties style:font-name="FreeMono" officeooo:rsid="000308a2" officeooo:paragraph-rsid="000308a2"/>
    </style:style>
    <style:style style:name="P3" style:family="paragraph" style:parent-style-name="Standard">
      <style:text-properties style:font-name="FreeMono" officeooo:rsid="0006cf50" officeooo:paragraph-rsid="0006cf50"/>
    </style:style>
    <style:style style:name="P4" style:family="paragraph" style:parent-style-name="Standard">
      <style:text-properties style:font-name="FreeMono" officeooo:rsid="00080c57" officeooo:paragraph-rsid="00080c57"/>
    </style:style>
    <style:style style:name="P5" style:family="paragraph" style:parent-style-name="Standard">
      <style:text-properties style:font-name="FreeMono" officeooo:rsid="0009d06c" officeooo:paragraph-rsid="0009d06c"/>
    </style:style>
    <style:style style:name="T1" style:family="text">
      <style:text-properties officeooo:rsid="0006cf50"/>
    </style:style>
    <style:style style:name="T2" style:family="text">
      <style:text-properties officeooo:rsid="00080c57"/>
    </style:style>
    <style:style style:name="T3" style:family="text">
      <style:text-properties officeooo:rsid="0009d06c"/>
    </style:style>
    <style:style style:name="T4" style:family="text">
      <style:text-properties officeooo:rsid="000ac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GS200</text:p>
      <text:p text:style-name="P1">Homework 15</text:p>
      <text:p text:style-name="P1"/>
      <text:p text:style-name="P2">1.<text:tab/>Food security <text:span text:style-name="T1">is the state at which a nation's people have access to sufficient food. Food sovereignty is when a nation has control over its food production, or the capability to put peoples' right to food over trade concerns.</text:span></text:p>
      <text:p text:style-name="P2"/>
      <text:p text:style-name="P3">2.<text:tab/><text:span text:style-name="T2">It sounds like the problem with quinoa is that the money isn't being properly/fairly distributed. I believe The Guardian's article was addressing what Slate dismissed: the price going up for non-farmers in the grower's region. I think the now-global quinoa trade could be a valuable stimulant for receiving economies, but only if distributors are held accountable to pair fair prices initially.</text:span></text:p>
      <text:p text:style-name="P3"/>
      <text:p text:style-name="P4">3.<text:tab/><text:span text:style-name="T3">As described in the article, banana production has resulted in a lot of strife and bloodshed. The lengths at which this corporation was willing to go in the name of banana farming is alarming, and shows what the power of a global market's economy can have on ethics and morality.</text:span></text:p>
      <text:p text:style-name="P4"/>
      <text:p text:style-name="P5">4.<text:tab/>These three articles provide an overview: ethics does exist in the food market, the situation can be complex and involve several frames of reference, and consumers are tasked with understanding their purchasing choices. <text:span text:style-name="T4">I think all of these texts would agree that there is a lot of room for more educated consumers and more transparency when it comes to the global food chain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52:29.329338743</meta:creation-date>
    <dc:date>2016-11-10T11:24:48.205394323</dc:date>
    <meta:editing-duration>PT17M6S</meta:editing-duration>
    <meta:editing-cycles>6</meta:editing-cycles>
    <meta:generator>LibreOffice/5.2.3.3$Linux_X86_64 LibreOffice_project/20m0$Build-3</meta:generator>
    <meta:document-statistic meta:table-count="0" meta:image-count="0" meta:object-count="0" meta:page-count="1" meta:paragraph-count="7" meta:word-count="222" meta:character-count="1319" meta:non-whitespace-character-count="1104"/>
  </office:meta>
</office:document-meta>
</file>